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996633" draw:opacity="70%" draw:textarea-horizontal-align="justify" draw:textarea-vertical-align="middle" draw:auto-grow-height="false" draw:shadow-opacity="70%"/>
    </style:style>
    <style:style style:name="gr8" style:family="graphic" style:parent-style-name="standard">
      <style:graphic-properties draw:fill-color="#ffff00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0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1.8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1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6.8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8.4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0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1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6.0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6.0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0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6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7.4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5.2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6.8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0.0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614cm" svg:y="7.4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5.2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8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614cm" svg:y="8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15cm" svg:height="0.749cm" svg:x="2.412cm" svg:y="2.1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815cm" svg:height="0.749cm" svg:x="3.9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815cm" svg:height="0.749cm" svg:x="5.5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draw:layer="layout" svg:width="1.6cm" svg:height="1.4cm" svg:x="5.214cm" svg:y="7.40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9-07T11:46:36.187027236</dc:date>
    <dc:creator>elucterio </dc:creator>
    <meta:editing-duration>PT34M56S</meta:editing-duration>
    <meta:editing-cycles>33</meta:editing-cycles>
    <meta:generator>LibreOffice/4.2.8.2$Linux_X86_64 LibreOffice_project/420m0$Build-2</meta:generator>
    <meta:document-statistic meta:object-count="46"/>
  </office:meta>
</office:document-meta>
</file>